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90d6" officeooo:paragraph-rsid="000c90d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c90d6" officeooo:paragraph-rsid="000c90d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/>
      <text:p text:style-name="P2">1. Find out about placing a footer at the bottom of a web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Williams</meta:initial-creator>
    <meta:creation-date>2016-02-18T13:57:39.753827075</meta:creation-date>
    <dc:date>2016-02-18T13:58:26.025298573</dc:date>
    <dc:creator>Jack Williams</dc:creator>
    <meta:editing-duration>PT46S</meta:editing-duration>
    <meta:editing-cycles>1</meta:editing-cycles>
    <meta:document-statistic meta:table-count="0" meta:image-count="0" meta:object-count="0" meta:page-count="1" meta:paragraph-count="2" meta:word-count="14" meta:character-count="67" meta:non-whitespace-character-count="55"/>
    <meta:generator>LibreOffice/4.3.7.2$Linux_X86_64 LibreOffice_project/430$Build-2</meta:generator>
  </office:meta>
</office:document-meta>
</file>